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3">
      <style:graphic-properties draw:stroke="solid" svg:stroke-width="0.035cm" svg:stroke-color="#000000" draw:stroke-linejoin="miter" draw:fill="solid" draw:fill-color="#4472c4" draw:opacity="100%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ed4c05" draw:textarea-vertical-align="middle" draw:auto-grow-height="false" draw:fit-to-size="false" style:shrink-to-fit="false" fo:min-height="0.284cm" fo:min-width="0.03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5cm" fo:min-width="0.56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7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35cm" svg:stroke-color="#000000" draw:stroke-linejoin="miter" draw:fill="solid" draw:fill-color="#729fcf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35cm" svg:stroke-color="#000000" draw:stroke-linejoin="miter" draw:fill="solid" draw:fill-color="#729fcf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solid" svg:stroke-width="0.035cm" svg:stroke-color="#000000" draw:stroke-linejoin="miter" draw:fill="solid" draw:fill-color="#3faf46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35cm" svg:stroke-color="#000000" draw:stroke-linejoin="miter" draw:fill="solid" draw:fill-color="#3faf46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35cm" svg:stroke-color="#000000" draw:stroke-linejoin="miter" draw:fill="solid" draw:fill-color="#f10d0c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35cm" svg:stroke-color="#000000" draw:stroke-linejoin="miter" draw:fill="solid" draw:fill-color="#f10d0c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solid" draw:fill-color="#4472c4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ed4c05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c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f10d0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text-properties fo:color="#000000" loext:opacity="100%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hyphenate="false"/>
    </style:style>
    <style:style style:name="P17" style:family="paragraph">
      <loext:graphic-properties draw:fill="solid" draw:fill-color="#ffc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18" style:family="paragraph">
      <loext:graphic-properties draw:fill="solid" draw:fill-color="#8d1d75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19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0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1" style:family="paragraph">
      <loext:graphic-properties draw:fill="solid" draw:fill-color="#f10d0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text-position="33% 58%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3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7.535cm" svg:height="7.537cm" draw:transform="rotate (1.5707963267949) translate (19.562cm 11.24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3" draw:layer="layout" svg:x1="1.906cm" svg:y1="3.696cm" svg:x2="1.907cm" svg:y2="11.232cm">
          <text:p/>
        </draw:line>
        <draw:custom-shape draw:name="Rectangle 9" draw:style-name="gr4" draw:text-style-name="P4" draw:layer="layout" svg:width="0.533cm" svg:height="0.533cm" draw:transform="rotate (-1.5707963267949) translate (24.768cm 5.8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5" draw:text-style-name="P3" draw:layer="layout" svg:width="5.112cm" svg:height="0.001cm" svg:x="2.479cm" svg:y="5.4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6" draw:text-style-name="P6" draw:layer="layout" svg:width="0.927cm" svg:height="1.434cm" svg:x="8.044cm" svg:y="6.377cm">
          <text:p text:style-name="P5"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6" draw:layer="layout" svg:width="0.99cm" svg:height="1.436cm" svg:x="16.784cm" svg:y="6.623cm">
          <text:p text:style-name="P5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8" draw:text-style-name="P8" draw:layer="layout" svg:width="1.891cm" svg:height="1.012cm" draw:transform="rotate (1.5707963267949) translate (0.632cm 8.124cm)">
          <text:p text:style-name="P7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9" draw:text-style-name="P8" draw:layer="layout" svg:width="1.917cm" svg:height="1.013cm" svg:x="4.124cm" svg:y="2.029cm">
          <text:p text:style-name="P7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3" draw:layer="layout" svg:x1="2.352cm" svg:y1="3.231cm" svg:x2="7.748cm" svg:y2="3.231cm">
          <text:p/>
        </draw:line>
        <draw:line draw:name="Straight Connector 6_2" draw:style-name="gr3" draw:text-style-name="P3" draw:layer="layout" svg:x1="19.102cm" svg:y1="3.768cm" svg:x2="19.103cm" svg:y2="11.304cm">
          <text:p/>
        </draw:line>
        <draw:custom-shape draw:name="TextBox 22_2" draw:style-name="gr10" draw:text-style-name="P8" draw:layer="layout" svg:width="1.891cm" svg:height="1.012cm" draw:transform="rotate (1.5707963267949) translate (18.028cm 8.369cm)">
          <text:p text:style-name="P7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3" draw:layer="layout" svg:x1="27.055cm" svg:y1="3.293cm" svg:x2="19.518cm" svg:y2="3.294cm">
          <text:p/>
        </draw:line>
        <draw:custom-shape draw:name="TextBox 28_0" draw:style-name="gr11" draw:text-style-name="P8" draw:layer="layout" svg:width="1.892cm" svg:height="1.011cm" svg:x="22.369cm" svg:y="2.091cm">
          <text:p text:style-name="P7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9" draw:layer="layout" svg:width="2.792cm" svg:height="0.962cm" svg:x="3.673cm" svg:y="7.684cm">
          <draw:text-box>
            <text:p>Matrix A</text:p>
          </draw:text-box>
        </draw:frame>
        <draw:frame draw:style-name="gr13" draw:text-style-name="P9" draw:layer="layout" svg:width="3.372cm" svg:height="1.673cm" svg:x="21.59cm" svg:y="8.255cm">
          <draw:text-box>
            <text:p>Matrix C</text:p>
          </draw:text-box>
        </draw:frame>
        <draw:custom-shape draw:name="TextBox 21" draw:style-name="gr14" draw:text-style-name="P8" draw:layer="layout" svg:width="4.182cm" svg:height="1.011cm" svg:x="22.098cm" svg:y="4.445cm">
          <text:p text:style-name="P7"><text:span text:style-name="T3">Position (i0,i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9" draw:layer="layout" svg:width="2.437cm" svg:height="0.962cm" svg:x="3.429cm" svg:y="4.372cm">
          <draw:text-box>
            <text:p>Row i0</text:p>
          </draw:text-box>
        </draw:frame>
        <draw:custom-shape draw:name="Rectangle 2" draw:style-name="gr16" draw:text-style-name="P1" draw:layer="layout" svg:width="5.386cm" svg:height="7.536cm" svg:x="10.681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3" draw:text-style-name="P3" draw:layer="layout" svg:x1="10.245cm" svg:y1="3.718cm" svg:x2="10.246cm" svg:y2="11.254cm">
          <text:p/>
        </draw:line>
        <draw:custom-shape draw:name="Straight Arrow Connector 1" draw:style-name="gr5" draw:text-style-name="P3" draw:layer="layout" svg:width="5.112cm" svg:height="0.001cm" svg:x="10.844cm" svg:y="7.8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" draw:style-name="gr17" draw:text-style-name="P8" draw:layer="layout" svg:width="1.889cm" svg:height="1.012cm" draw:transform="rotate (1.5707963267949) translate (8.971cm 8.145cm)">
          <text:p text:style-name="P7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 1" draw:style-name="gr18" draw:text-style-name="P8" draw:layer="layout" svg:width="1.917cm" svg:height="1.013cm" svg:x="12.463cm" svg:y="2.051cm">
          <text:p text:style-name="P7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2" draw:style-name="gr3" draw:text-style-name="P3" draw:layer="layout" svg:x1="10.691cm" svg:y1="3.253cm" svg:x2="16.087cm" svg:y2="3.253cm">
          <text:p/>
        </draw:line>
        <draw:frame draw:style-name="gr12" draw:text-style-name="P9" draw:layer="layout" svg:width="3.054cm" svg:height="0.962cm" svg:x="11.759cm" svg:y="4.323cm">
          <draw:text-box>
            <text:p>Matrix B<text:span text:style-name="T4">T</text:span></text:p>
          </draw:text-box>
        </draw:frame>
        <draw:frame draw:style-name="gr15" draw:text-style-name="P9" draw:layer="layout" svg:width="2.437cm" svg:height="0.962cm" svg:x="12.122cm" svg:y="6.482cm">
          <draw:text-box>
            <text:p>Row i1</text:p>
          </draw:text-box>
        </draw:frame>
        <draw:custom-shape draw:name="Rectangle 10" draw:style-name="gr19" draw:text-style-name="P10" draw:layer="layout" svg:width="1.067cm" svg:height="0.533cm" svg:x="10.683cm" svg:y="8.234cm"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11" draw:layer="layout" svg:width="1.067cm" svg:height="0.533cm" svg:x="11.757cm" svg:y="8.237cm"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1" draw:text-style-name="P10" draw:layer="layout" svg:width="1.067cm" svg:height="0.533cm" svg:x="2.357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2" draw:text-style-name="P11" draw:layer="layout" svg:width="1.067cm" svg:height="0.533cm" svg:x="3.433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10" draw:layer="layout" svg:width="1.067cm" svg:height="0.533cm" svg:x="2.35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4" draw:text-style-name="P11" draw:layer="layout" svg:width="1.067cm" svg:height="0.533cm" svg:x="3.4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10" draw:layer="layout" svg:width="1.067cm" svg:height="0.533cm" svg:x="10.686cm" svg:y="8.764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10" draw:layer="layout" svg:width="1.067cm" svg:height="0.533cm" svg:x="10.686cm" svg:y="9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7" draw:text-style-name="P11" draw:layer="layout" svg:width="1.067cm" svg:height="0.533cm" svg:x="11.757cm" svg:y="8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8" draw:text-style-name="P11" draw:layer="layout" svg:width="1.067cm" svg:height="0.533cm" svg:x="11.757cm" svg:y="9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12" draw:layer="layout" svg:width="1.067cm" svg:height="0.533cm" svg:x="4.509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0" draw:text-style-name="P13" draw:layer="layout" svg:width="1.067cm" svg:height="0.533cm" svg:x="5.585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1" draw:text-style-name="P14" draw:layer="layout" svg:width="1.067cm" svg:height="0.533cm" svg:x="6.657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2" draw:text-style-name="P12" draw:layer="layout" svg:width="1.067cm" svg:height="0.533cm" svg:x="4.50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3" draw:text-style-name="P13" draw:layer="layout" svg:width="1.067cm" svg:height="0.533cm" svg:x="5.58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4" draw:text-style-name="P14" draw:layer="layout" svg:width="1.067cm" svg:height="0.533cm" svg:x="6.65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5" draw:text-style-name="P12" draw:layer="layout" svg:width="1.067cm" svg:height="0.533cm" svg:x="12.833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6" draw:text-style-name="P14" draw:layer="layout" svg:width="1.067cm" svg:height="0.533cm" svg:x="14.989cm" svg:y="8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7" draw:text-style-name="P13" draw:layer="layout" svg:width="1.067cm" svg:height="0.533cm" svg:x="13.914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8" draw:text-style-name="P12" draw:layer="layout" svg:width="1.067cm" svg:height="0.533cm" svg:x="12.837cm" svg:y="8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9" draw:text-style-name="P12" draw:layer="layout" svg:width="1.067cm" svg:height="0.533cm" svg:x="12.837cm" svg:y="9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0" draw:text-style-name="P13" draw:layer="layout" svg:width="1.067cm" svg:height="0.533cm" svg:x="13.914cm" svg:y="8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1" draw:text-style-name="P13" draw:layer="layout" svg:width="1.067cm" svg:height="0.533cm" svg:x="13.914cm" svg:y="9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2" draw:text-style-name="P14" draw:layer="layout" svg:width="1.067cm" svg:height="0.533cm" svg:x="14.99cm" svg:y="8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3" draw:text-style-name="P14" draw:layer="layout" svg:width="1.067cm" svg:height="0.533cm" svg:x="14.99cm" svg:y="9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" draw:text-style-name="P4" draw:layer="layout" svg:width="0.533cm" svg:height="0.533cm" draw:transform="rotate (-1.5707963267949) translate (24.769cm 6.42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" draw:text-style-name="P4" draw:layer="layout" svg:width="0.533cm" svg:height="0.533cm" draw:transform="rotate (-1.5707963267949) translate (25.302cm 6.42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4" draw:layer="layout" svg:width="0.533cm" svg:height="0.533cm" draw:transform="rotate (-1.5707963267949) translate (25.302cm 5.8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" draw:text-style-name="P4" draw:layer="layout" svg:width="0.533cm" svg:height="0.533cm" draw:transform="rotate (-1.5707963267949) translate (24.235cm 5.8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" draw:text-style-name="P4" draw:layer="layout" svg:width="0.533cm" svg:height="0.533cm" draw:transform="rotate (-1.5707963267949) translate (24.236cm 6.42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4" draw:text-style-name="P10" draw:layer="layout" svg:width="1.067cm" svg:height="0.533cm" svg:x="6.457cm" svg:y="12.3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5" draw:text-style-name="P10" draw:layer="layout" svg:width="1.067cm" svg:height="0.533cm" svg:x="6.457cm" svg:y="12.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" draw:style-name="gr3" draw:text-style-name="P3" draw:layer="layout" svg:x1="6.061cm" svg:y1="12.319cm" svg:x2="6.076cm" svg:y2="13.389cm">
          <text:p/>
        </draw:line>
        <draw:frame draw:style-name="gr46" draw:text-style-name="P15" draw:layer="layout" svg:width="1.056cm" svg:height="0.962cm" svg:x="4.878cm" svg:y="12.319cm">
          <draw:text-box>
            <text:p><text:span text:style-name="T5">L</text:span><text:span text:style-name="T6">0</text:span></text:p>
          </draw:text-box>
        </draw:frame>
        <draw:custom-shape draw:name="Rectangle 37" draw:style-name="gr47" draw:text-style-name="P10" draw:layer="layout" svg:width="1.067cm" svg:height="0.533cm" svg:x="11.266cm" svg:y="12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48" draw:text-style-name="P10" draw:layer="layout" svg:width="1.067cm" svg:height="0.533cm" svg:x="11.266cm" svg:y="12.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3" draw:text-style-name="P3" draw:layer="layout" svg:x1="10.87cm" svg:y1="12.119cm" svg:x2="10.87cm" svg:y2="13.729cm">
          <text:p/>
        </draw:line>
        <draw:frame draw:style-name="gr46" draw:text-style-name="P15" draw:layer="layout" svg:width="1.056cm" svg:height="0.962cm" svg:x="9.871cm" svg:y="12.373cm">
          <draw:text-box>
            <text:p><text:span text:style-name="T5">L</text:span><text:span text:style-name="T6">1</text:span></text:p>
          </draw:text-box>
        </draw:frame>
        <draw:custom-shape draw:name="Rectangle 39" draw:style-name="gr49" draw:text-style-name="P10" draw:layer="layout" svg:width="1.067cm" svg:height="0.533cm" svg:x="11.266cm" svg:y="13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5" draw:layer="layout" svg:width="6.382cm" svg:height="0.962cm" svg:x="6.11cm" svg:y="13.897cm">
          <draw:text-box>
            <text:p><text:span text:style-name="T5">Local memory usage</text:span></text:p>
          </draw:text-box>
        </draw:frame>
        <draw:custom-shape draw:name="Rectangle 40" draw:style-name="gr4" draw:text-style-name="P4" draw:layer="layout" svg:width="0.533cm" svg:height="0.533cm" draw:transform="rotate (-1.5707963267949) translate (17.623cm 12.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5" draw:layer="layout" svg:width="0.875cm" svg:height="0.962cm" svg:x="17.763cm" svg:y="12.505cm">
          <draw:text-box>
            <text:p><text:span text:style-name="T5">=</text:span></text:p>
          </draw:text-box>
        </draw:frame>
        <draw:custom-shape draw:name="Rectangle 41" draw:style-name="gr50" draw:text-style-name="P17" draw:layer="layout" svg:width="1.067cm" svg:height="0.533cm" svg:x="18.742cm" svg:y="12.15cm">
          <text:p text:style-name="P16"><text:span text:style-name="T5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51" draw:text-style-name="P17" draw:layer="layout" svg:width="1.067cm" svg:height="0.533cm" svg:x="18.738cm" svg:y="13.234cm">
          <text:p text:style-name="P16"><text:span text:style-name="T5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5" draw:layer="layout" svg:width="0.875cm" svg:height="0.962cm" svg:x="19.664cm" svg:y="12.505cm">
          <draw:text-box>
            <text:p><text:span text:style-name="T5">+</text:span></text:p>
          </draw:text-box>
        </draw:frame>
        <draw:frame draw:style-name="gr46" draw:text-style-name="P15" draw:layer="layout" svg:width="0.68cm" svg:height="0.962cm" svg:x="18.915cm" svg:y="12.305cm">
          <draw:text-box>
            <text:p><text:span text:style-name="T5">.</text:span></text:p>
          </draw:text-box>
        </draw:frame>
        <draw:custom-shape draw:name="Rectangle 43" draw:style-name="gr52" draw:text-style-name="P18" draw:layer="layout" svg:width="1.067cm" svg:height="0.533cm" svg:x="20.442cm" svg:y="12.15cm">
          <text:p text:style-name="P16"><text:span text:style-name="T5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53" draw:text-style-name="P18" draw:layer="layout" svg:width="1.067cm" svg:height="0.533cm" svg:x="20.438cm" svg:y="13.234cm">
          <text:p text:style-name="P16"><text:span text:style-name="T5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5" draw:layer="layout" svg:width="0.68cm" svg:height="0.962cm" svg:x="20.615cm" svg:y="12.305cm">
          <draw:text-box>
            <text:p><text:span text:style-name="T5">.</text:span></text:p>
          </draw:text-box>
        </draw:frame>
        <draw:custom-shape draw:name="Rectangle 45" draw:style-name="gr54" draw:text-style-name="P19" draw:layer="layout" svg:width="1.067cm" svg:height="0.533cm" svg:x="22.142cm" svg:y="12.15cm">
          <text:p text:style-name="P16"><text:span text:style-name="T5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5" draw:text-style-name="P19" draw:layer="layout" svg:width="1.067cm" svg:height="0.533cm" svg:x="22.138cm" svg:y="13.234cm">
          <text:p text:style-name="P16"><text:span text:style-name="T5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5" draw:layer="layout" svg:width="0.68cm" svg:height="0.962cm" svg:x="22.315cm" svg:y="12.305cm">
          <draw:text-box>
            <text:p><text:span text:style-name="T5">.</text:span></text:p>
          </draw:text-box>
        </draw:frame>
        <draw:custom-shape draw:name="Rectangle 47" draw:style-name="gr56" draw:text-style-name="P20" draw:layer="layout" svg:width="1.067cm" svg:height="0.533cm" svg:x="23.742cm" svg:y="12.15cm">
          <text:p text:style-name="P16"><text:span text:style-name="T5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7" draw:text-style-name="P20" draw:layer="layout" svg:width="1.067cm" svg:height="0.533cm" svg:x="23.738cm" svg:y="13.234cm">
          <text:p text:style-name="P16"><text:span text:style-name="T5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5" draw:layer="layout" svg:width="0.68cm" svg:height="0.962cm" svg:x="23.915cm" svg:y="12.305cm">
          <draw:text-box>
            <text:p><text:span text:style-name="T5">.</text:span></text:p>
          </draw:text-box>
        </draw:frame>
        <draw:custom-shape draw:name="Rectangle 49" draw:style-name="gr58" draw:text-style-name="P21" draw:layer="layout" svg:width="1.067cm" svg:height="0.533cm" svg:x="25.442cm" svg:y="12.15cm">
          <text:p text:style-name="P16"><text:span text:style-name="T5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59" draw:text-style-name="P21" draw:layer="layout" svg:width="1.067cm" svg:height="0.533cm" svg:x="25.438cm" svg:y="13.234cm">
          <text:p text:style-name="P16"><text:span text:style-name="T5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5" draw:layer="layout" svg:width="0.68cm" svg:height="0.962cm" svg:x="25.615cm" svg:y="12.305cm">
          <draw:text-box>
            <text:p><text:span text:style-name="T5">.</text:span></text:p>
          </draw:text-box>
        </draw:frame>
        <draw:frame draw:style-name="gr46" draw:text-style-name="P15" draw:layer="layout" svg:width="0.875cm" svg:height="0.962cm" svg:x="21.399cm" svg:y="12.505cm">
          <draw:text-box>
            <text:p><text:span text:style-name="T5">+</text:span></text:p>
          </draw:text-box>
        </draw:frame>
        <draw:frame draw:style-name="gr46" draw:text-style-name="P15" draw:layer="layout" svg:width="0.875cm" svg:height="0.962cm" svg:x="23cm" svg:y="12.505cm">
          <draw:text-box>
            <text:p><text:span text:style-name="T5">+</text:span></text:p>
          </draw:text-box>
        </draw:frame>
        <draw:frame draw:style-name="gr46" draw:text-style-name="P15" draw:layer="layout" svg:width="0.875cm" svg:height="0.962cm" svg:x="24.601cm" svg:y="12.505cm">
          <draw:text-box>
            <text:p><text:span text:style-name="T5">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2-06-06T16:19:16.019816197</dc:date>
    <meta:editing-duration>PT58M9S</meta:editing-duration>
    <meta:editing-cycles>10</meta:editing-cycles>
    <meta:generator>LibreOffice/7.2.5.1$Linux_X86_64 LibreOffice_project/20$Build-1</meta:generator>
    <meta:document-statistic meta:object-count="87"/>
  </office:meta>
</office:document-meta>
</file>